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student-h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student-h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13">
            <text:p>11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52">
            <text:p>25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29">
            <text:p>52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1">
            <text:p>14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324">
            <text:p>32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0">
            <text:p>18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7">
            <text:p>15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1">
            <text:p>17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77">
            <text:p>37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80">
            <text:p>18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student-ho" style:display-name="PageStyle_disciplinary-actions-student-h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